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5601c" officeooo:paragraph-rsid="0015601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5601c" officeooo:paragraph-rsid="0015601c"/>
    </style:style>
    <style:style style:name="T1" style:family="text">
      <style:text-properties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gumentaire WMTS :</text:p>
      <text:list xml:id="list9096136458055410966" text:style-name="L1">
        <text:list-item>
          <text:p text:style-name="P2">La norme WMTS est proche de celle du WMS. Mais au lieu de générer une image à chaque requête comme dans le cas du WMS, le WMTS permet de renvoyer de petites images pré-générées (tuiles) ou de réutiliser des images précédemment créées pour une même requête (cache).</text:p>
        </text:list-item>
        <text:list-item>
          <text:p text:style-name="P2">les services WMTS garantissent l'exécution plus rapide de vos services de carte ou d'imagerie (...) en cache sur des clients OGC.</text:p>
        </text:list-item>
        <text:list-item>
          <text:p text:style-name="P2">Les services WMTS s'avèrent utiles si vous souhaitez que vos services de carte et d'imagerie en cache soient disponibles dans un format ouvert<text:note text:id="ftn0" text:note-class="footnote"><text:note-citation>1</text:note-citation><text:note-body><text:p text:style-name="Standard"><text:s/><text:span text:style-name="T5">Un format ouvert (aussi appelé standard ouvert, format ouvert, format libre ou spécification ouverte) est défini comme « tout protocole de communication, d'interconnexion ou d'échange et tout format de données interopérable et dont les spécifications techniques sont publiques et sans restriction d'accès ni de mise en œuvre »</text:span></text:p></text:note-body></text:note> et reconnu sur divers clients et platefor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MILLET</meta:initial-creator>
    <meta:creation-date>2016-12-06T14:46:05.830442126</meta:creation-date>
    <dc:date>2016-12-06T14:59:47.821430030</dc:date>
    <dc:creator>Rudolf MILLET</dc:creator>
    <meta:editing-duration>PT13M42S</meta:editing-duration>
    <meta:editing-cycles>1</meta:editing-cycles>
    <meta:document-statistic meta:table-count="0" meta:image-count="0" meta:object-count="0" meta:page-count="1" meta:paragraph-count="5" meta:word-count="152" meta:character-count="931" meta:non-whitespace-character-count="786"/>
    <meta:generator>LibreOffice/4.3.3.2$Linux_X86_64 LibreOffice_project/430m0$Build-2</meta:generator>
  </office:meta>
</office:document-meta>
</file>